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e" svg:font-family="Console"/>
    <style:font-face style:name="Lohit Devanagari1" svg:font-family="'Lohit Devanagari'"/>
    <style:font-face style:name="F" svg:font-family="" style:font-family-generic="roman"/>
    <style:font-face style:name="Console2" svg:font-family="Console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onsole3" svg:font-family="Console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Console1" svg:font-family="Console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13pt" fo:font-weight="bold" officeooo:paragraph-rsid="0020316c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000000" style:font-name="Consolas" fo:font-size="10pt" fo:font-weight="bold" officeooo:paragraph-rsid="0020316c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Consolas" fo:font-size="10pt" fo:font-weight="bold" officeooo:rsid="0015893a" officeooo:paragraph-rsid="00183359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000000" style:font-name="Consolas" fo:font-size="10pt" fo:font-weight="bold" officeooo:paragraph-rsid="00232979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style:font-name="Consolas" fo:font-size="10pt" fo:font-weight="bold" officeooo:paragraph-rsid="004947df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style:font-name="Consolas" fo:font-size="10pt" fo:font-weight="bold" officeooo:paragraph-rsid="0056f8f9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0000" style:font-name="Consolas" fo:font-size="10pt" fo:font-weight="normal" officeooo:rsid="0021a446" officeooo:paragraph-rsid="0021a446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style:font-name="Consolas" fo:font-size="10pt" fo:font-weight="normal" officeooo:rsid="0021a446" officeooo:paragraph-rsid="00232979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0000" style:font-name="Consolas" fo:font-size="10pt" fo:font-weight="normal" officeooo:rsid="0021a446" officeooo:paragraph-rsid="004947df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0000" style:font-name="Consolas" fo:font-size="10pt" fo:font-weight="normal" officeooo:rsid="0021a446" officeooo:paragraph-rsid="0056f8f9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style:font-name="Consolas" fo:font-size="10pt" fo:font-weight="normal" officeooo:rsid="00199d3a" officeooo:paragraph-rsid="0021a446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Consolas" fo:font-size="10pt" fo:font-weight="normal" officeooo:rsid="00199d3a" officeooo:paragraph-rsid="00232979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0000" style:font-name="Consolas" fo:font-size="10pt" fo:font-weight="normal" officeooo:rsid="00199d3a" officeooo:paragraph-rsid="004947df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000000" style:font-name="Consolas" fo:font-size="10pt" fo:font-weight="normal" officeooo:rsid="00199d3a" officeooo:paragraph-rsid="0056f8f9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808080" style:font-name="Consolas" fo:font-size="10pt" fo:font-weight="bold" officeooo:rsid="0015893a" officeooo:paragraph-rsid="0039ef9e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808080" style:font-name="Consolas" fo:font-size="10pt" fo:font-weight="bold" officeooo:rsid="0015893a" officeooo:paragraph-rsid="006a1d2b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Consolas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Consolas" fo:font-size="10pt" fo:font-weight="bold" officeooo:rsid="0012337c" officeooo:paragraph-rsid="0012337c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Consolas" fo:font-size="10pt" fo:font-weight="bold" officeooo:rsid="0012337c" officeooo:paragraph-rsid="00232979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Consolas" fo:font-size="10pt" fo:font-weight="bold" officeooo:rsid="0012337c" officeooo:paragraph-rsid="004947df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Consolas" fo:font-size="10pt" fo:font-weight="bold" officeooo:rsid="0012337c" officeooo:paragraph-rsid="0056f8f9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Consolas" fo:font-size="10pt" fo:font-weight="bold" officeooo:rsid="0015893a" officeooo:paragraph-rsid="0015893a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Consolas" fo:font-size="10pt" fo:font-weight="bold" officeooo:rsid="0015893a" officeooo:paragraph-rsid="0039ef9e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Consolas" fo:font-size="10pt" fo:font-weight="bold" officeooo:rsid="0015893a" officeooo:paragraph-rsid="00232979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Consolas" fo:font-size="10pt" fo:font-weight="bold" officeooo:rsid="0015893a" officeooo:paragraph-rsid="00394180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Consolas" fo:font-size="10pt" fo:font-weight="bold" officeooo:rsid="0015893a" officeooo:paragraph-rsid="0044f2a5" style:font-size-asian="10pt" style:font-weight-asian="bold" style:font-size-complex="10pt" style:font-weight-complex="bold"/>
    </style:style>
    <style:style style:name="P27" style:family="paragraph" style:parent-style-name="Standard">
      <style:paragraph-properties>
        <style:tab-stops>
          <style:tab-stop style:position="0.988cm"/>
        </style:tab-stops>
      </style:paragraph-properties>
      <style:text-properties style:font-name="Consolas" fo:font-size="10pt" fo:font-weight="bold" officeooo:rsid="0015893a" officeooo:paragraph-rsid="00232979" style:font-size-asian="10pt" style:font-weight-asian="bold" style:font-size-complex="10pt" style:font-weight-complex="bold"/>
    </style:style>
    <style:style style:name="P28" style:family="paragraph" style:parent-style-name="Standard">
      <style:paragraph-properties>
        <style:tab-stops>
          <style:tab-stop style:position="0.988cm"/>
        </style:tab-stops>
      </style:paragraph-properties>
      <style:text-properties style:font-name="Consolas" fo:font-size="10pt" fo:font-weight="bold" officeooo:rsid="0015893a" officeooo:paragraph-rsid="004947df" style:font-size-asian="10pt" style:font-weight-asian="bold" style:font-size-complex="10pt" style:font-weight-complex="bold"/>
    </style:style>
    <style:style style:name="P29" style:family="paragraph" style:parent-style-name="Standard">
      <style:paragraph-properties>
        <style:tab-stops>
          <style:tab-stop style:position="0.988cm"/>
        </style:tab-stops>
      </style:paragraph-properties>
      <style:text-properties style:font-name="Consolas" fo:font-size="10pt" fo:font-weight="bold" officeooo:rsid="0015893a" officeooo:paragraph-rsid="0056f8f9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Consolas" fo:font-size="10pt" fo:font-weight="bold" officeooo:rsid="0015893a" officeooo:paragraph-rsid="004947df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Consolas" fo:font-size="10pt" fo:font-weight="bold" officeooo:rsid="0015893a" officeooo:paragraph-rsid="0056f8f9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Consolas" fo:font-size="10pt" fo:font-weight="bold" officeooo:rsid="0015893a" officeooo:paragraph-rsid="0065dac8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Consolas" fo:font-size="10pt" fo:font-weight="bold" officeooo:paragraph-rsid="00232979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Consolas" fo:font-size="10pt" fo:font-weight="bold" officeooo:rsid="00345b47" officeooo:paragraph-rsid="00394180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Consolas" fo:font-size="10pt" fo:font-weight="bold" officeooo:rsid="00345b47" officeooo:paragraph-rsid="004947df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Consolas" fo:font-size="10pt" fo:font-weight="bold" officeooo:rsid="00345b47" officeooo:paragraph-rsid="0056f8f9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Consolas" fo:font-size="10pt" fo:font-weight="bold" officeooo:rsid="0037bb63" officeooo:paragraph-rsid="00394180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Consolas" fo:font-size="10pt" fo:font-weight="bold" officeooo:rsid="003907b9" officeooo:paragraph-rsid="00394180" style:font-size-asian="10pt" style:font-weight-asian="bold" style:font-size-complex="10pt" style:font-weight-complex="bold"/>
    </style:style>
    <style:style style:name="P39" style:family="paragraph" style:parent-style-name="Standard">
      <style:text-properties style:font-name="Consolas" fo:font-size="10pt" fo:font-weight="bold" officeooo:rsid="003907b9" officeooo:paragraph-rsid="004947df" style:font-size-asian="10pt" style:font-weight-asian="bold" style:font-size-complex="10pt" style:font-weight-complex="bold"/>
    </style:style>
    <style:style style:name="P40" style:family="paragraph" style:parent-style-name="Standard">
      <style:text-properties style:font-name="Consolas" fo:font-size="10pt" fo:font-weight="bold" officeooo:rsid="003907b9" officeooo:paragraph-rsid="0056f8f9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Consolas" fo:font-size="10pt" fo:font-weight="bold" officeooo:paragraph-rsid="004947df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Consolas" fo:font-size="10pt" fo:font-weight="bold" officeooo:paragraph-rsid="0060f588" style:font-size-asian="10pt" style:font-weight-asian="bold" style:font-size-complex="10pt" style:font-weight-complex="bold"/>
    </style:style>
    <style:style style:name="P43" style:family="paragraph" style:parent-style-name="Standard">
      <style:text-properties style:font-name="Consolas" fo:font-size="10pt" fo:font-weight="bold" officeooo:paragraph-rsid="0056f8f9" style:font-size-asian="10pt" style:font-weight-asian="bold" style:font-size-complex="10pt" style:font-weight-complex="bold"/>
    </style:style>
    <style:style style:name="P44" style:family="paragraph" style:parent-style-name="Standard">
      <style:text-properties style:font-name="Consolas" fo:font-size="10pt" fo:font-weight="normal" officeooo:rsid="0013e088" officeooo:paragraph-rsid="0015893a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font-name="Consolas" fo:font-size="10pt" fo:font-weight="normal" officeooo:rsid="0013e088" officeooo:paragraph-rsid="0013e088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Consolas" fo:font-size="10pt" fo:font-weight="normal" officeooo:rsid="0013e088" officeooo:paragraph-rsid="00232979" style:font-size-asian="10pt" style:font-weight-asian="normal" style:font-size-complex="10pt" style:font-weight-complex="normal"/>
    </style:style>
    <style:style style:name="P47" style:family="paragraph" style:parent-style-name="Standard">
      <style:text-properties style:font-name="Consolas" fo:font-size="10pt" fo:font-weight="normal" officeooo:rsid="0013e088" officeooo:paragraph-rsid="004947df" style:font-size-asian="10pt" style:font-weight-asian="normal" style:font-size-complex="10pt" style:font-weight-complex="normal"/>
    </style:style>
    <style:style style:name="P48" style:family="paragraph" style:parent-style-name="Standard">
      <style:text-properties style:font-name="Consolas" fo:font-size="10pt" fo:font-weight="normal" officeooo:rsid="0013e088" officeooo:paragraph-rsid="0056f8f9" style:font-size-asian="10pt" style:font-weight-asian="normal" style:font-size-complex="10pt" style:font-weight-complex="normal"/>
    </style:style>
    <style:style style:name="P49" style:family="paragraph" style:parent-style-name="Standard">
      <style:text-properties style:font-name="Consolas" fo:font-size="10pt" fo:font-weight="normal" officeooo:rsid="00167167" officeooo:paragraph-rsid="00167167" style:font-size-asian="10pt" style:font-weight-asian="normal" style:font-size-complex="10pt" style:font-weight-complex="normal"/>
    </style:style>
    <style:style style:name="P50" style:family="paragraph" style:parent-style-name="Standard">
      <style:text-properties style:font-name="Consolas" fo:font-size="10pt" fo:font-weight="normal" officeooo:rsid="00167167" officeooo:paragraph-rsid="004e3c98" style:font-size-asian="10pt" style:font-weight-asian="normal" style:font-size-complex="10pt" style:font-weight-complex="normal"/>
    </style:style>
    <style:style style:name="P51" style:family="paragraph" style:parent-style-name="Standard">
      <style:text-properties style:font-name="Consolas" fo:font-size="10pt" fo:font-weight="normal" officeooo:rsid="00167167" officeooo:paragraph-rsid="0068c6d3" style:font-size-asian="10pt" style:font-weight-asian="normal" style:font-size-complex="10pt" style:font-weight-complex="normal"/>
    </style:style>
    <style:style style:name="P52" style:family="paragraph" style:parent-style-name="Standard">
      <style:text-properties style:font-name="Consolas" fo:font-size="10pt" fo:font-weight="normal" officeooo:rsid="0015893a" officeooo:paragraph-rsid="0015893a" style:font-size-asian="10pt" style:font-weight-asian="normal" style:font-size-complex="10pt" style:font-weight-complex="normal"/>
    </style:style>
    <style:style style:name="P53" style:family="paragraph" style:parent-style-name="Standard">
      <style:text-properties style:font-name="Consolas" fo:font-size="10pt" fo:font-weight="normal" officeooo:rsid="0015893a" officeooo:paragraph-rsid="004e3c98" style:font-size-asian="10pt" style:font-weight-asian="normal" style:font-size-complex="10pt" style:font-weight-complex="normal"/>
    </style:style>
    <style:style style:name="P54" style:family="paragraph" style:parent-style-name="Standard">
      <style:text-properties style:font-name="Consolas" fo:font-size="10pt" fo:font-weight="normal" officeooo:rsid="003d69c3" officeooo:paragraph-rsid="003d69c3" style:font-size-asian="10pt" style:font-weight-asian="normal" style:font-size-complex="10pt" style:font-weight-complex="normal"/>
    </style:style>
    <style:style style:name="P55" style:family="paragraph" style:parent-style-name="Standard">
      <style:text-properties style:font-name="Consolas" fo:font-size="10pt" fo:font-weight="normal" officeooo:rsid="003d69c3" officeooo:paragraph-rsid="004947df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Consolas" fo:font-size="10pt" fo:font-weight="normal" officeooo:rsid="003d69c3" officeooo:paragraph-rsid="0056f8f9" style:font-size-asian="10pt" style:font-weight-asian="normal" style:font-size-complex="10pt" style:font-weight-complex="normal"/>
    </style:style>
    <style:style style:name="P57" style:family="paragraph" style:parent-style-name="Standard">
      <style:text-properties style:font-name="Consolas" fo:font-size="10pt" fo:language="pt" fo:country="PT" fo:font-weight="normal" officeooo:rsid="0013e088" officeooo:paragraph-rsid="003105e6" style:font-size-asian="10pt" style:font-weight-asian="normal" style:font-size-complex="10pt" style:font-weight-complex="normal"/>
    </style:style>
    <style:style style:name="P58" style:family="paragraph" style:parent-style-name="Standard">
      <style:text-properties style:font-name="Consolas" fo:font-size="10pt" fo:language="pt" fo:country="PT" fo:font-weight="normal" officeooo:rsid="0013e088" officeooo:paragraph-rsid="004b212f" style:font-size-asian="10pt" style:font-weight-asian="normal" style:font-size-complex="10pt" style:font-weight-complex="normal"/>
    </style:style>
    <style:style style:name="P59" style:family="paragraph" style:parent-style-name="Standard">
      <style:text-properties style:font-name="Consolas" fo:font-size="10pt" fo:language="pt" fo:country="PT" fo:font-weight="normal" officeooo:rsid="0013e088" officeooo:paragraph-rsid="00655f32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break-before="page"/>
      <style:text-properties fo:color="#000000" style:font-name="Consolas" fo:font-size="13pt" fo:font-weight="bold" officeooo:paragraph-rsid="00232979" style:font-size-asian="13pt" style:font-weight-asian="bold" style:font-size-complex="13pt" style:font-weight-complex="bold"/>
    </style:style>
    <style:style style:name="P61" style:family="paragraph" style:parent-style-name="Standard">
      <style:paragraph-properties fo:break-before="page"/>
      <style:text-properties fo:color="#000000" style:font-name="Consolas" fo:font-size="13pt" fo:font-weight="bold" officeooo:paragraph-rsid="004947df" style:font-size-asian="13pt" style:font-weight-asian="bold" style:font-size-complex="13pt" style:font-weight-complex="bold"/>
    </style:style>
    <style:style style:name="P62" style:family="paragraph" style:parent-style-name="Standard">
      <style:paragraph-properties fo:break-before="page"/>
      <style:text-properties fo:color="#000000" style:font-name="Consolas" fo:font-size="13pt" fo:font-weight="bold" officeooo:paragraph-rsid="0056f8f9" style:font-size-asian="13pt" style:font-weight-asian="bold" style:font-size-complex="13pt" style:font-weight-complex="bold"/>
    </style:style>
    <style:style style:name="P63" style:family="paragraph">
      <style:paragraph-properties fo:margin-left="0.499cm" fo:margin-right="0cm" fo:text-align="start" fo:text-indent="0cm"/>
      <style:text-properties fo:color="#ffffff" style:font-name="Consolas" fo:font-size="10pt" fo:font-style="normal" style:font-size-asian="10pt" style:font-style-asian="normal" style:font-name-complex="Console" style:font-size-complex="10pt" style:font-style-complex="normal"/>
    </style:style>
    <style:style style:name="P64" style:family="paragraph">
      <style:paragraph-properties fo:text-align="start"/>
      <style:text-properties fo:color="#ffffff" style:font-name="Consolas" fo:font-size="10pt" fo:font-style="normal" style:font-size-asian="10pt" style:font-style-asian="normal" style:font-name-complex="Console" style:font-size-complex="10pt" style:font-style-complex="normal"/>
    </style:style>
    <style:style style:name="P65" style:family="paragraph">
      <style:paragraph-properties fo:margin-left="0.499cm" fo:margin-right="0cm" fo:text-align="start" fo:text-indent="0cm"/>
      <style:text-properties style:font-name="Consolas" fo:font-size="10pt" style:font-size-asian="10pt" style:font-name-complex="Console1" style:font-size-complex="10pt"/>
    </style:style>
    <style:style style:name="P66" style:family="paragraph">
      <style:paragraph-properties fo:text-align="start"/>
      <style:text-properties style:font-name="Consolas" fo:font-size="10pt" style:font-size-asian="10pt" style:font-name-complex="Console1" style:font-size-complex="10pt"/>
    </style:style>
    <style:style style:name="P67" style:family="paragraph">
      <style:paragraph-properties fo:margin-left="0.499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ffffff" style:font-name="Consolas" fo:font-size="10pt" fo:font-style="normal" style:font-size-asian="10pt" style:font-style-asian="normal" style:font-name-complex="Console" style:font-size-complex="10pt" style:font-style-complex="normal" fo:hyphenate="false"/>
    </style:style>
    <style:style style:name="P68" style:family="paragraph">
      <loext:graphic-properties draw:fill="solid" draw:fill-color="#e1e1e1"/>
      <style:paragraph-properties fo:margin-left="0.499cm" fo:margin-right="0cm" fo:text-align="start" fo:text-indent="0cm"/>
      <style:text-properties fo:color="#ffffff" style:font-name="Consolas" fo:font-size="10pt" fo:font-style="normal" style:font-size-asian="10pt" style:font-style-asian="normal" style:font-name-complex="Console" style:font-size-complex="10pt" style:font-style-complex="normal"/>
    </style:style>
    <style:style style:name="P6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e8a202" style:font-name="Consolas" fo:font-size="10pt" fo:font-weight="bold" style:font-size-asian="10pt" style:font-weight-asian="bold" style:font-name-complex="Console" style:font-size-complex="10pt" style:font-weight-complex="bold" fo:hyphenate="false"/>
    </style:style>
    <style:style style:name="P70" style:family="paragraph">
      <loext:graphic-properties draw:fill="solid" draw:fill-color="#e1e1e1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e8a202" style:font-name="Consolas" fo:font-size="10pt" fo:font-style="normal" fo:font-weight="bold" style:font-size-asian="10pt" style:font-style-asian="normal" style:font-weight-asian="bold" style:font-name-complex="Console" style:font-size-complex="10pt" style:font-style-complex="normal" style:font-weight-complex="bold" fo:hyphenate="false"/>
    </style:style>
    <style:style style:name="P71" style:family="paragraph">
      <style:paragraph-properties fo:margin-left="0.6cm" fo:margin-right="0cm" fo:text-align="start" fo:text-indent="0cm"/>
      <style:text-properties style:font-name="Consolas" fo:font-size="10pt" style:font-size-asian="10pt" style:font-name-complex="Console1" style:font-size-complex="10pt"/>
    </style:style>
    <style:style style:name="P7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3" style:family="paragraph">
      <loext:graphic-properties draw:fill="solid" draw:fill-color="#e1e1e1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e8a202" style:font-name="Consolas" fo:font-size="10pt" fo:font-style="normal" fo:font-weight="bold" style:font-size-asian="10pt" style:font-style-asian="normal" style:font-weight-asian="bold" style:font-name-complex="Console" style:font-size-complex="10pt" style:font-style-complex="normal" style:font-weight-complex="bold" fo:hyphenate="false"/>
    </style:style>
    <style:style style:name="P74" style:family="paragraph">
      <style:paragraph-properties fo:margin-left="0.499cm" fo:margin-right="0cm" fo:text-indent="0cm"/>
      <style:text-properties style:font-name="Consolas" fo:font-size="10pt" style:font-size-asian="10pt" style:font-size-complex="10pt"/>
    </style:style>
    <style:style style:name="T1" style:family="text">
      <style:text-properties fo:color="#3552ff" officeooo:rsid="000eea0f"/>
    </style:style>
    <style:style style:name="T2" style:family="text">
      <style:text-properties fo:color="#3552ff" officeooo:rsid="00116022"/>
    </style:style>
    <style:style style:name="T3" style:family="text">
      <style:text-properties fo:color="#3552ff" fo:font-weight="bold" officeooo:rsid="00116022" style:font-weight-asian="bold" style:font-weight-complex="bold"/>
    </style:style>
    <style:style style:name="T4" style:family="text">
      <style:text-properties fo:color="#3552ff" fo:font-weight="bold" officeooo:rsid="0026bfbf" style:font-weight-asian="bold" style:font-weight-complex="bold"/>
    </style:style>
    <style:style style:name="T5" style:family="text">
      <style:text-properties fo:color="#3552ff" fo:font-weight="bold" officeooo:rsid="004947df" style:font-weight-asian="bold" style:font-weight-complex="bold"/>
    </style:style>
    <style:style style:name="T6" style:family="text">
      <style:text-properties fo:color="#3552ff" fo:font-weight="bold" officeooo:rsid="005b37d1" style:font-weight-asian="bold" style:font-weight-complex="bold"/>
    </style:style>
    <style:style style:name="T7" style:family="text">
      <style:text-properties fo:color="#3552ff" fo:font-weight="normal" officeooo:rsid="000eea0f" style:font-weight-asian="normal" style:font-weight-complex="normal"/>
    </style:style>
    <style:style style:name="T8" style:family="text">
      <style:text-properties fo:color="#3552ff" officeooo:rsid="0026bfbf"/>
    </style:style>
    <style:style style:name="T9" style:family="text">
      <style:text-properties fo:color="#3552ff" officeooo:rsid="00296436"/>
    </style:style>
    <style:style style:name="T10" style:family="text">
      <style:text-properties fo:color="#3552ff" officeooo:rsid="002aa735"/>
    </style:style>
    <style:style style:name="T11" style:family="text">
      <style:text-properties fo:color="#3552ff" officeooo:rsid="002af530"/>
    </style:style>
    <style:style style:name="T12" style:family="text">
      <style:text-properties fo:color="#3552ff" officeooo:rsid="004947df"/>
    </style:style>
    <style:style style:name="T13" style:family="text">
      <style:text-properties fo:color="#3552ff" officeooo:rsid="0056f8f9"/>
    </style:style>
    <style:style style:name="T14" style:family="text">
      <style:text-properties fo:color="#3552ff" officeooo:rsid="005b37d1"/>
    </style:style>
    <style:style style:name="T15" style:family="text">
      <style:text-properties fo:color="#3552ff" officeooo:rsid="0065dac8"/>
    </style:style>
    <style:style style:name="T16" style:family="text">
      <style:text-properties fo:color="#3552ff" fo:language="pt" fo:country="PT" fo:font-weight="bold" officeooo:rsid="005b37d1" style:font-weight-asian="bold" style:font-weight-complex="bold"/>
    </style:style>
    <style:style style:name="T17" style:family="text">
      <style:text-properties fo:color="#009632"/>
    </style:style>
    <style:style style:name="T18" style:family="text">
      <style:text-properties fo:color="#009632" officeooo:rsid="004947df"/>
    </style:style>
    <style:style style:name="T19" style:family="text">
      <style:text-properties fo:color="#009632" officeooo:rsid="0056f8f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e8a202" fo:font-weight="bold" style:font-weight-asian="bold" style:font-weight-complex="bold"/>
    </style:style>
    <style:style style:name="T22" style:family="text">
      <style:text-properties fo:color="#e8a202" fo:font-weight="bold" officeooo:rsid="0013e088" style:font-weight-asian="bold" style:font-weight-complex="bold"/>
    </style:style>
    <style:style style:name="T23" style:family="text">
      <style:text-properties fo:color="#e8a202" fo:font-weight="bold" officeooo:rsid="004e3c98" style:font-weight-asian="bold" style:font-weight-complex="bold"/>
    </style:style>
    <style:style style:name="T24" style:family="text">
      <style:text-properties fo:color="#e8a202" fo:font-weight="bold" officeooo:rsid="0068c6d3" style:font-weight-asian="bold" style:font-weight-complex="bold"/>
    </style:style>
    <style:style style:name="T25" style:family="text">
      <style:text-properties fo:color="#e8a202" officeooo:rsid="0066b81e"/>
    </style:style>
    <style:style style:name="T26" style:family="text">
      <style:text-properties officeooo:rsid="00183359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fo:font-weight="normal" officeooo:rsid="00183359" style:font-weight-asian="normal" style:font-weight-complex="normal"/>
    </style:style>
    <style:style style:name="T29" style:family="text">
      <style:text-properties fo:color="#000000" fo:font-weight="normal" officeooo:rsid="00345b47" style:font-weight-asian="normal" style:font-weight-complex="normal"/>
    </style:style>
    <style:style style:name="T30" style:family="text">
      <style:text-properties fo:color="#000000" fo:font-weight="normal" officeooo:rsid="0035e88f" style:font-weight-asian="normal" style:font-weight-complex="normal"/>
    </style:style>
    <style:style style:name="T31" style:family="text">
      <style:text-properties fo:color="#000000" fo:font-weight="normal" officeooo:rsid="00394180" style:font-weight-asian="normal" style:font-weight-complex="normal"/>
    </style:style>
    <style:style style:name="T32" style:family="text">
      <style:text-properties fo:color="#000000" fo:font-weight="normal" officeooo:rsid="0039ef9e" style:font-weight-asian="normal" style:font-weight-complex="normal"/>
    </style:style>
    <style:style style:name="T33" style:family="text">
      <style:text-properties fo:color="#000000" fo:font-weight="normal" officeooo:rsid="004c5c1d" style:font-weight-asian="normal" style:font-weight-complex="normal"/>
    </style:style>
    <style:style style:name="T34" style:family="text">
      <style:text-properties fo:color="#000000" fo:font-weight="normal" officeooo:rsid="0026bfbf" style:font-weight-asian="normal" style:font-weight-complex="normal"/>
    </style:style>
    <style:style style:name="T35" style:family="text">
      <style:text-properties fo:color="#000000" fo:font-weight="normal" officeooo:rsid="0065dac8" style:font-weight-asian="normal" style:font-weight-complex="normal"/>
    </style:style>
    <style:style style:name="T36" style:family="text">
      <style:text-properties fo:color="#000000" fo:font-weight="normal" officeooo:rsid="0066b81e" style:font-weight-asian="normal" style:font-weight-complex="normal"/>
    </style:style>
    <style:style style:name="T37" style:family="text">
      <style:text-properties fo:color="#000000" officeooo:rsid="00296436"/>
    </style:style>
    <style:style style:name="T38" style:family="text">
      <style:text-properties fo:color="#000000" officeooo:rsid="0026bfbf"/>
    </style:style>
    <style:style style:name="T39" style:family="text">
      <style:text-properties fo:color="#000000" officeooo:rsid="00183359"/>
    </style:style>
    <style:style style:name="T40" style:family="text">
      <style:text-properties fo:color="#000000" officeooo:rsid="0058c24a"/>
    </style:style>
    <style:style style:name="T41" style:family="text">
      <style:text-properties fo:color="#fa1e1e" fo:font-weight="bold" style:font-weight-asian="bold" style:font-weight-complex="bold"/>
    </style:style>
    <style:style style:name="T42" style:family="text">
      <style:text-properties fo:color="#ec7302" officeooo:rsid="0026bfbf"/>
    </style:style>
    <style:style style:name="T43" style:family="text">
      <style:text-properties fo:color="#ec7302" fo:font-weight="normal" officeooo:rsid="0026bfbf" style:font-weight-asian="normal" style:font-weight-complex="normal"/>
    </style:style>
    <style:style style:name="T44" style:family="text">
      <style:text-properties fo:color="#ec7302" officeooo:rsid="004947df"/>
    </style:style>
    <style:style style:name="T45" style:family="text">
      <style:text-properties fo:color="#ec7302" officeooo:rsid="004c5c1d"/>
    </style:style>
    <style:style style:name="T46" style:family="text">
      <style:text-properties fo:color="#ec7302" officeooo:rsid="0056f8f9"/>
    </style:style>
    <style:style style:name="T47" style:family="text">
      <style:text-properties fo:color="#ec7302" officeooo:rsid="0058c24a"/>
    </style:style>
    <style:style style:name="T48" style:family="text">
      <style:text-properties fo:color="#ec7302" officeooo:rsid="0060f588"/>
    </style:style>
    <style:style style:name="T49" style:family="text">
      <style:text-properties fo:color="#ec7302" officeooo:rsid="0065dac8"/>
    </style:style>
    <style:style style:name="T50" style:family="text">
      <style:text-properties fo:color="#ec7302" officeooo:rsid="0066b81e"/>
    </style:style>
    <style:style style:name="T51" style:family="text">
      <style:text-properties fo:color="#800080" fo:font-weight="bold" officeooo:rsid="0068c6d3" style:font-weight-asian="bold" style:font-weight-complex="bold"/>
    </style:style>
    <style:style style:name="T52" style:family="text">
      <style:text-properties officeooo:rsid="0020316c"/>
    </style:style>
    <style:style style:name="T53" style:family="text">
      <style:text-properties officeooo:rsid="0032f394"/>
    </style:style>
    <style:style style:name="T54" style:family="text">
      <style:text-properties officeooo:rsid="0039ef9e"/>
    </style:style>
    <style:style style:name="T55" style:family="text">
      <style:text-properties officeooo:rsid="004947df"/>
    </style:style>
    <style:style style:name="T56" style:family="text">
      <style:text-properties officeooo:rsid="004e3c98"/>
    </style:style>
    <style:style style:name="T57" style:family="text">
      <style:text-properties officeooo:rsid="00645057"/>
    </style:style>
    <style:style style:name="T58" style:family="text">
      <style:text-properties officeooo:rsid="0068c6d3"/>
    </style:style>
    <style:style style:name="T59" style:family="text">
      <style:text-properties fo:language="pt" fo:country="PT" officeooo:rsid="00645057"/>
    </style:style>
    <style:style style:name="T60" style:family="text">
      <style:text-properties fo:font-style="normal" officeooo:rsid="0020316c" style:font-style-asian="normal"/>
    </style:style>
    <style:style style:name="T61" style:family="text">
      <style:text-properties fo:color="#666666" style:font-name="Consola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2" style:family="text">
      <style:text-properties fo:color="#666666"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63" style:family="text">
      <style:text-properties fo:color="#000000" style:font-name="Consola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4" style:family="text">
      <style:text-properties fo:color="#fa1e1e"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65" style:family="text">
      <style:text-properties fo:color="#009632"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66" style:family="text">
      <style:text-properties fo:color="#3552ff"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67" style:family="text">
      <style:text-properties fo:color="#000000" style:font-name="Consolas" fo:font-size="10pt" fo:font-style="normal" fo:font-weight="normal" style:font-size-asian="10pt" style:font-style-asian="normal" style:font-weight-asian="normal" style:font-name-complex="Console1" style:font-size-complex="10pt" style:font-style-complex="normal" style:font-weight-complex="normal"/>
    </style:style>
    <style:style style:name="T68" style:family="text">
      <style:text-properties fo:color="#e8a202" style:font-name="Consolas" fo:font-size="10pt" fo:font-style="normal" fo:font-weight="bold" style:font-size-asian="10pt" style:font-style-asian="normal" style:font-weight-asian="bold" style:font-name-complex="Console" style:font-size-complex="10pt" style:font-style-complex="normal" style:font-weight-complex="bold"/>
    </style:style>
    <style:style style:name="T69" style:family="text">
      <style:text-properties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70" style:family="text">
      <style:text-properties style:font-name="Consolas" fo:font-size="10pt" fo:font-style="normal" style:font-size-asian="10pt" style:font-style-asian="normal" style:font-name-complex="Console1" style:font-size-complex="10pt" style:font-style-complex="normal"/>
    </style:style>
    <style:style style:name="T71" style:family="text">
      <style:text-properties fo:color="#000000"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72" style:family="text">
      <style:text-properties fo:color="#000000" style:font-name="Consolas" fo:font-size="10pt" fo:font-style="normal" style:font-size-asian="10pt" style:font-style-asian="normal" style:font-name-complex="Console1" style:font-size-complex="10pt" style:font-style-complex="normal"/>
    </style:style>
    <style:style style:name="T73" style:family="text">
      <style:text-properties fo:color="#3552ff" style:font-name="Consolas" fo:font-size="10pt" fo:font-style="normal" style:font-size-asian="10pt" style:font-style-asian="normal" style:font-name-complex="Console1" style:font-size-complex="10pt" style:font-style-complex="normal"/>
    </style:style>
    <style:style style:name="T74" style:family="text">
      <style:text-properties fo:color="#e8a202"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75" style:family="text">
      <style:text-properties fo:color="#800080"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76" style:family="text">
      <style:text-properties fo:color="#c9211e" style:font-name="Consolas" fo:font-size="10pt" fo:font-style="normal" fo:font-weight="bold" style:font-size-asian="10pt" style:font-style-asian="normal" style:font-weight-asian="bold" style:font-name-complex="Console1" style:font-size-complex="10pt" style:font-style-complex="normal" style:font-weight-complex="bold"/>
    </style:style>
    <style:style style:name="T77" style:family="text">
      <style:text-properties fo:color="#000000" style:font-name="Consolas" fo:font-size="10pt" fo:font-style="normal" fo:font-weight="normal" style:font-size-asian="10pt" style:font-style-asian="normal" style:font-weight-asian="normal" style:font-name-complex="Console" style:font-size-complex="10pt" style:font-style-complex="normal" style:font-weight-complex="normal"/>
    </style:style>
    <style:style style:name="T78" style:family="text">
      <style:text-properties fo:color="#3552ff" style:font-name="Consolas" fo:font-size="10pt" fo:font-style="normal" fo:font-weight="bold" style:font-size-asian="10pt" style:font-style-asian="normal" style:font-weight-asian="bold" style:font-name-complex="Console" style:font-size-complex="10pt" style:font-style-complex="normal" style:font-weight-complex="bold"/>
    </style:style>
    <style:style style:name="T79" style:family="text">
      <style:text-properties fo:color="#000000" style:font-name="Consolas" fo:font-size="10pt" fo:font-style="normal" fo:font-weight="bold" style:font-size-asian="10pt" style:font-style-asian="normal" style:font-weight-asian="bold" style:font-name-complex="Console" style:font-size-complex="10pt" style:font-style-complex="normal" style:font-weight-complex="bold"/>
    </style:style>
    <style:style style:name="gr1" style:family="graphic">
      <style:graphic-properties draw:stroke="none" svg:stroke-color="#000000" draw:fill="solid" draw:fill-color="#e1e1e1" draw:textarea-vertical-align="middle" fo:min-height="4.143cm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-width="0.353cm" draw:marker-end-width="0.353cm" draw:fill="solid" draw:fill-color="#e1e1e1" draw:textarea-vertical-align="middle" fo:min-height="0.998cm" style:run-through="foreground" style:wrap="none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e1e1e1" draw:textarea-vertical-align="middle" fo:min-height="3.697cm" style:run-through="foreground" style:wrap="none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-width="0.353cm" draw:marker-end-width="0.353cm" draw:fill="solid" draw:fill-color="#e1e1e1" draw:textarea-vertical-align="middle" fo:min-height="0.998cm" style:run-through="foreground" style:wrap="none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-width="0.353cm" draw:marker-end-width="0.353cm" draw:fill="solid" draw:fill-color="#e1e1e1" draw:textarea-vertical-align="middle" fo:min-height="0.998cm" style:run-through="foreground" style:wrap="none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solid" draw:fill-color="#e1e1e1" draw:textarea-vertical-align="middle" fo:min-height="3.194cm" style:run-through="foreground" style:wrap="none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-width="0.353cm" draw:marker-end-width="0.353cm" draw:fill="solid" draw:fill-color="#e1e1e1" draw:textarea-vertical-align="middle" fo:min-height="0.998cm" style:run-through="foreground" style:wrap="none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solid" draw:fill-color="#e1e1e1" draw:textarea-vertical-align="middle" fo:min-height="3.667cm" style:run-through="foreground" style:wrap="non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97_3878423688"/><text:span text:style-name="T52">areaAtual</text:span></text:p>
      <text:p text:style-name="P2"/>
      <text:p text:style-name="P17"><text:bookmark-start text:name="__DdeLink__7_3878423688"/><text:bookmark-start text:name="__DdeLink__37_3878423688"/><text:bookmark-start text:name="__DdeLink__16_3878423688"/><text:bookmark-start text:name="__DdeLink__10_3878423688"/><text:span text:style-name="T2">string</text:span><text:bookmark-end text:name="__DdeLink__7_3878423688"/><text:bookmark-end text:name="__DdeLink__37_3878423688"/><text:bookmark-end text:name="__DdeLink__16_3878423688"/><text:bookmark-end text:name="__DdeLink__10_3878423688"/> <text:bookmark-start text:name="__DdeLink__56_3878423688"/><text:bookmark-start text:name="__DdeLink__54_3878423688"/><text:bookmark-start text:name="__DdeLink__42_3878423688"/><text:span text:style-name="T17">areaAtual</text:span><text:bookmark-end text:name="__DdeLink__56_3878423688"/><text:bookmark-end text:name="__DdeLink__54_3878423688"/>(<text:bookmark-start text:name="__DdeLink__13_3878423688"/><text:span text:style-name="T1">void</text:span><text:bookmark-end text:name="__DdeLink__13_3878423688"/>)<text:bookmark-end text:name="__DdeLink__42_3878423688"/></text:p>
      <text:p text:style-name="P17"/>
      <text:p text:style-name="P18">Descrição</text:p>
      <text:p text:style-name="P15"><text:bookmark-start text:name="__DdeLink__739_3878423688"/><text:bookmark-start text:name="__DdeLink__736_3878423688"/><text:bookmark-start text:name="__DdeLink__732_3878423688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739_3878423688"/><text:bookmark-end text:name="__DdeLink__736_3878423688"/><text:bookmark-end text:name="__DdeLink__732_3878423688"/></text:p>
      <text:p text:style-name="P44">Retorna uma <text:span text:style-name="T3">string</text:span> contendo o <text:span text:style-name="T41">nível</text:span> de acesso necessário para permanecer na <text:bookmark-start text:name="__DdeLink__19_3878423688"/><text:bookmark-start text:name="__DdeLink__28_3878423688"/><text:bookmark-start text:name="__DdeLink__25_3878423688"/><text:span text:style-name="T21">página atual</text:span><text:bookmark-end text:name="__DdeLink__19_3878423688"/><text:bookmark-end text:name="__DdeLink__28_3878423688"/><text:bookmark-end text:name="__DdeLink__25_3878423688"/>.</text:p>
      <text:p text:style-name="P45"/>
      <text:p text:style-name="P45"/>
      <text:p text:style-name="P22">Parâmetro<text:span text:style-name="T54">s</text:span></text:p>
      <text:p text:style-name="P16">………………………………………………………………………………………………………………………………………………………………………………………………………………………………………..</text:p>
      <text:p text:style-name="P23"><text:span text:style-name="T1">void</text:span></text:p>
      <text:p text:style-name="P23"><text:span text:style-name="T7"><text:tab/></text:span><text:span text:style-name="T32">N</text:span><text:bookmark-start text:name="__DdeLink__30_3878423688"/><text:span text:style-name="T28">ão recebe nada via parâmetros</text:span><text:bookmark-end text:name="__DdeLink__30_3878423688"/></text:p>
      <text:p text:style-name="P22"><text:span text:style-name="T20"/></text:p>
      <text:p text:style-name="P22"><text:span text:style-name="T20"/></text:p>
      <text:p text:style-name="P23"><text:bookmark-start text:name="__DdeLink__34_3878423688"/><text:bookmark-end text:name="__DdeLink__34_3878423688"/>Valor Retornado</text:p>
      <text:p text:style-name="P16"><text:bookmark-start text:name="__DdeLink__172_3878423688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172_3878423688"/></text:p>
      <text:p text:style-name="P49"><text:bookmark-start text:name="__DdeLink__338_3878423688"/>Supondo que a <text:span text:style-name="T22">página atual</text:span> seja uma área restrita, os possíveis valores de retorno são:</text:p>
      <text:p text:style-name="P52"><text:bookmark-start text:name="__DdeLink__22_3878423688"/><text:span text:style-name="T3">string</text:span> <text:span text:style-name="T22">”</text:span><text:span text:style-name="T21">Usuario</text:span><text:span text:style-name="T22">”</text:span><text:bookmark-end text:name="__DdeLink__22_3878423688"/></text:p>
      <text:p text:style-name="P52"><text:span text:style-name="T3">string</text:span><text:span text:style-name="T22"> ”</text:span><text:span text:style-name="T21">Cliente</text:span><text:span text:style-name="T22">”</text:span></text:p>
      <text:p text:style-name="P52"><text:span text:style-name="T3">string</text:span><text:span text:style-name="T22"> </text:span><text:bookmark-start text:name="__DdeLink__59_3878423688"/><text:span text:style-name="T22">”</text:span><text:span text:style-name="T21">Financeiro</text:span><text:span text:style-name="T22">”</text:span><text:bookmark-end text:name="__DdeLink__59_3878423688"/></text:p>
      <text:p text:style-name="P52"><text:span text:style-name="T3">string</text:span><text:span text:style-name="T22"> ”</text:span><text:span text:style-name="T21">TI</text:span><text:span text:style-name="T22">”</text:span></text:p>
      <text:p text:style-name="P52"><text:span text:style-name="T3">string</text:span><text:span text:style-name="T22"> ”</text:span><text:span text:style-name="T21">Admin</text:span><text:span text:style-name="T22">”</text:span><text:bookmark-end text:name="__DdeLink__338_3878423688"/></text:p>
      <text:p text:style-name="P52"><text:span text:style-name="T22"/></text:p>
      <text:p text:style-name="P52"><text:span text:style-name="T22"/></text:p>
      <text:p text:style-name="P3"><text:span text:style-name="T26">Exemplo</text:span></text:p>
      <text:p text:style-name="P16"><text:span text:style-name="T60">………………………………………………………………………………………………………………………………………………………………………………………………………………………………………..</text:span></text:p>
      <text:p text:style-name="P7"><draw:frame text:anchor-type="paragraph" draw:z-index="0" draw:name="Forma1" draw:style-name="gr1" draw:text-style-name="P68" svg:width="19.068cm" svg:height="4.144cm" svg:x="0.023cm" svg:y="0.189cm"><draw:text-box><text:p text:style-name="P63"><text:span text:style-name="T61">// arquivo “</text:span><text:span text:style-name="T62">areaFinanceiro.php”</text:span></text:p><text:p text:style-name="P64"><text:span text:style-name="T62"/></text:p><text:p text:style-name="P63"><text:span text:style-name="T63">&lt;?php</text:span></text:p><text:p text:style-name="P64"><text:span text:style-name="T63"/></text:p><text:p text:style-name="P65"><text:span text:style-name="T64">echo</text:span><text:span text:style-name="T65"> </text:span><text:span text:style-name="T66">areaAtual</text:span><text:span text:style-name="T67">();</text:span></text:p><text:p text:style-name="P66"><text:span text:style-name="T67"/></text:p><text:p text:style-name="P67"><text:span text:style-name="T63">?&gt;</text:span></text:p></draw:text-box></draw:frame></text:p>
      <text:p text:style-name="P7">Retorno:</text:p>
      <text:p text:style-name="P11"><draw:frame text:anchor-type="paragraph" draw:z-index="1" draw:name="Forma1" draw:style-name="gr2" draw:text-style-name="P70" svg:width="19.109cm" svg:height="0.999cm" svg:x="0cm" svg:y="0.111cm"><draw:text-box><text:p text:style-name="P69"><text:span text:style-name="T68">”</text:span><text:span text:style-name="T68">Financeiro”</text:span></text:p></draw:text-box></draw:frame><text:bookmark-start text:name="__DdeLink__62_3878423688"/><text:bookmark-end text:name="__DdeLink__97_3878423688"/><text:bookmark-end text:name="__DdeLink__62_3878423688"/></text:p>
      <text:p text:style-name="P60"><text:bookmark-start text:name="__DdeLink__290_3878423688"/><text:span text:style-name="T52">buscar</text:span></text:p>
      <text:p text:style-name="P4"/>
      <text:p text:style-name="P33"><text:bookmark-start text:name="__DdeLink__37_38784236881"/><text:bookmark-start text:name="__DdeLink__175_3878423688"/><text:bookmark-start text:name="__DdeLink__115_3878423688"/><text:bookmark-start text:name="__DdeLink__7_38784236881"/><text:bookmark-start text:name="__DdeLink__10_38784236881"/><text:bookmark-start text:name="__DdeLink__16_38784236881"/><text:span text:style-name="T8">array</text:span><text:bookmark-end text:name="__DdeLink__37_38784236881"/><text:bookmark-end text:name="__DdeLink__175_3878423688"/><text:bookmark-end text:name="__DdeLink__115_3878423688"/><text:bookmark-end text:name="__DdeLink__7_38784236881"/><text:bookmark-end text:name="__DdeLink__10_38784236881"/><text:bookmark-end text:name="__DdeLink__16_38784236881"/><text:span text:style-name="T37">[</text:span><text:span text:style-name="T9">i</text:span><text:span text:style-name="T37">][</text:span><text:span text:style-name="T9">s</text:span><text:span text:style-name="T37">]</text:span> <text:bookmark-start text:name="__DdeLink__213_3878423688"/><text:bookmark-start text:name="__DdeLink__42_38784236881"/><text:bookmark-start text:name="__DdeLink__54_38784236881"/><text:bookmark-start text:name="__DdeLink__56_38784236881"/><text:span text:style-name="T17">buscar</text:span><text:bookmark-end text:name="__DdeLink__54_38784236881"/><text:bookmark-end text:name="__DdeLink__56_38784236881"/>(<text:bookmark-start text:name="__DdeLink__122_3878423688"/><text:bookmark-start text:name="__DdeLink__13_38784236881"/><text:span text:style-name="T11">PDO</text:span><text:bookmark-end text:name="__DdeLink__13_38784236881"/><text:span text:style-name="T1"> </text:span><text:span text:style-name="T42">$CONEXAO</text:span><text:bookmark-end text:name="__DdeLink__122_3878423688"/><text:span text:style-name="T38">,</text:span><text:span text:style-name="T8"> </text:span><text:bookmark-start text:name="__DdeLink__131_3878423688"/><text:span text:style-name="T8">string </text:span><text:span text:style-name="T42">$TABELA</text:span><text:bookmark-end text:name="__DdeLink__131_3878423688"/><text:span text:style-name="T38">,</text:span><text:span text:style-name="T8"> </text:span><text:bookmark-start text:name="__DdeLink__144_3878423688"/><text:bookmark-start text:name="__DdeLink__142_3878423688"/><text:bookmark-start text:name="__DdeLink__140_3878423688"/><text:bookmark-start text:name="__DdeLink__138_3878423688"/><text:span text:style-name="T10">string</text:span><text:span text:style-name="T8"> </text:span><text:span text:style-name="T42">$campo</text:span><text:bookmark-end text:name="__DdeLink__144_3878423688"/><text:bookmark-end text:name="__DdeLink__142_3878423688"/><text:bookmark-end text:name="__DdeLink__140_3878423688"/><text:bookmark-end text:name="__DdeLink__138_3878423688"/><text:span text:style-name="T38">,</text:span><text:span text:style-name="T8"> </text:span><text:bookmark-start text:name="__DdeLink__149_3878423688"/><text:bookmark-start text:name="__DdeLink__146_3878423688"/><text:span text:style-name="T8">mixed </text:span><text:span text:style-name="T42">$valor</text:span><text:bookmark-end text:name="__DdeLink__149_3878423688"/><text:bookmark-end text:name="__DdeLink__146_3878423688"/>)<text:bookmark-end text:name="__DdeLink__213_3878423688"/><text:bookmark-end text:name="__DdeLink__42_38784236881"/></text:p>
      <text:p text:style-name="P33"/>
      <text:p text:style-name="P19">Descrição</text:p>
      <text:p text:style-name="P16"><text:bookmark-start text:name="__DdeLink__161_3878423688"/><text:bookmark-start text:name="__DdeLink__166_3878423688"/><text:bookmark-start text:name="__DdeLink__164_3878423688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161_3878423688"/><text:bookmark-end text:name="__DdeLink__166_3878423688"/><text:bookmark-end text:name="__DdeLink__164_3878423688"/></text:p>
      <text:p text:style-name="P57">Retorna um <text:span text:style-name="T4">array</text:span> contendo todas as <text:span text:style-name="T21">linhas</text:span> <text:span text:style-name="T53">buscadas no banco de dados</text:span></text:p>
      <text:p text:style-name="P46"/>
      <text:p text:style-name="P46"/>
      <text:p text:style-name="P24">Parâmetros</text:p>
      <text:p text:style-name="P16"><text:bookmark-start text:name="__DdeLink__155_3878423688"/><text:bookmark-start text:name="__DdeLink__158_3878423688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155_3878423688"/><text:bookmark-end text:name="__DdeLink__158_3878423688"/></text:p>
      <text:p text:style-name="P25"><text:bookmark-start text:name="__DdeLink__128_3878423688"/><text:bookmark-start text:name="__DdeLink__13_387842368811"/><text:bookmark-start text:name="__DdeLink__125_3878423688"/><text:span text:style-name="T11">PDO</text:span><text:bookmark-end text:name="__DdeLink__128_3878423688"/><text:bookmark-end text:name="__DdeLink__13_387842368811"/><text:bookmark-end text:name="__DdeLink__125_3878423688"/><text:span text:style-name="T1"> </text:span><text:span text:style-name="T42">$CONEXAO</text:span></text:p>
      <text:p text:style-name="P25"><text:span text:style-name="T31"><text:tab/>O</text:span><text:span text:style-name="T29">bjeto </text:span><text:span text:style-name="T11">PDO</text:span><text:span text:style-name="T29"> contendo a conexão com o banco de dados</text:span></text:p>
      <text:p text:style-name="P25"><text:span text:style-name="T29"/></text:p>
      <text:p text:style-name="P34"><text:span text:style-name="T8">string </text:span><text:span text:style-name="T42">$TABELA</text:span></text:p>
      <text:p text:style-name="P34"><text:span text:style-name="T31"><text:tab/>N</text:span><text:span text:style-name="T30">ome da tabela a ser </text:span><text:bookmark-start text:name="__DdeLink__136_3878423688"/><text:bookmark-start text:name="__DdeLink__133_3878423688"/><text:span text:style-name="T30">consultada</text:span><text:bookmark-end text:name="__DdeLink__136_3878423688"/><text:bookmark-end text:name="__DdeLink__133_3878423688"/></text:p>
      <text:p text:style-name="P34"><text:span text:style-name="T30"/></text:p>
      <text:p text:style-name="P37"><text:span text:style-name="T10">string</text:span><text:span text:style-name="T8"> </text:span><text:bookmark-start text:name="__DdeLink__152_3878423688"/><text:span text:style-name="T42">$campo</text:span><text:bookmark-end text:name="__DdeLink__152_3878423688"/></text:p>
      <text:p text:style-name="P37"><text:span text:style-name="T43"><text:tab/></text:span><text:span text:style-name="T31">N</text:span><text:span text:style-name="T27">ome do campo a ser considerado na seleção</text:span></text:p>
      <text:p text:style-name="P37"><text:span text:style-name="T27"/></text:p>
      <text:p text:style-name="P38"><text:span text:style-name="T8">mixed </text:span><text:span text:style-name="T42">$valor</text:span></text:p>
      <text:p text:style-name="P38"><text:span text:style-name="T43"><text:tab/></text:span><text:span text:style-name="T31">V</text:span><text:span text:style-name="T27">alor que o </text:span><text:span text:style-name="T42">$campo</text:span><text:span text:style-name="T27"> deve ter para ser selecionado</text:span></text:p>
      <text:p text:style-name="P24"><text:span text:style-name="T20"/></text:p>
      <text:p text:style-name="P24"><text:span text:style-name="T20"/></text:p>
      <text:p text:style-name="P24"><text:bookmark-start text:name="__DdeLink__34_38784236881"/><text:bookmark-start text:name="__DdeLink__169_3878423688"/>Valor Retornado<text:bookmark-end text:name="__DdeLink__34_38784236881"/><text:bookmark-end text:name="__DdeLink__169_3878423688"/></text:p>
      <text:p text:style-name="P16"><text:bookmark-start text:name="__DdeLink__216_3878423688"/><text:bookmark-start text:name="__DdeLink__219_3878423688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216_3878423688"/><text:bookmark-end text:name="__DdeLink__219_3878423688"/></text:p>
      <text:p text:style-name="P54">Retorna um <text:span text:style-name="T4">array</text:span> contendo as <text:span text:style-name="T21">linhas</text:span> buscadas e cada uma dessas <text:span text:style-name="T21">linhas</text:span> é representado por um <text:span text:style-name="T4">array</text:span> associativo com os <text:span text:style-name="T21">campos</text:span> como chave</text:p>
      <text:p text:style-name="P54"/>
      <text:p text:style-name="P54"/>
      <text:p text:style-name="P26"><text:span text:style-name="T39">Exemplo</text:span></text:p>
      <text:p text:style-name="P16">………………………………………………………………………………………………………………………………………………………………………………………………………………………………………..</text:p>
      <text:p text:style-name="P27"><draw:frame text:anchor-type="paragraph" draw:z-index="2" draw:name="Forma1" draw:style-name="gr3" draw:text-style-name="P68" svg:width="19.324cm" svg:height="3.698cm" svg:x="0.048cm" svg:y="0.37cm"><draw:text-box><text:p text:style-name="P63"><text:span text:style-name="T63">&lt;?php</text:span></text:p><text:p text:style-name="P64"><text:span text:style-name="T63"/></text:p><text:p text:style-name="P71"><text:span text:style-name="T69">$usuarios </text:span><text:span text:style-name="T64">=</text:span><text:span text:style-name="T70"> </text:span><text:span text:style-name="T66">buscar</text:span><text:span text:style-name="T70">(</text:span><text:span text:style-name="T71">$CONEXAO</text:span><text:span text:style-name="T72">,</text:span><text:span text:style-name="T73"> </text:span><text:span text:style-name="T74">“usuarios”</text:span><text:span text:style-name="T72">,</text:span><text:span text:style-name="T73"> </text:span><text:span text:style-name="T74">“id”</text:span><text:span text:style-name="T72">,</text:span><text:span text:style-name="T73"> </text:span><text:span text:style-name="T75">10</text:span><text:span text:style-name="T70">);</text:span></text:p><text:p text:style-name="P65"><text:span text:style-name="T64">echo</text:span><text:span text:style-name="T70"> </text:span><text:span text:style-name="T69">$usuarios</text:span><text:span text:style-name="T70">[</text:span><text:span text:style-name="T75">0</text:span><text:span text:style-name="T70">][</text:span><text:span text:style-name="T74">“nome”</text:span><text:span text:style-name="T70">];</text:span></text:p><text:p text:style-name="P66"><text:span text:style-name="T70"/></text:p><text:p text:style-name="P67"><text:span text:style-name="T63">?&gt;</text:span></text:p></draw:text-box></draw:frame><text:span text:style-name="T39"/></text:p>
      <text:p text:style-name="P8">Retorno:</text:p>
      <text:p text:style-name="P12"><draw:frame text:anchor-type="paragraph" draw:z-index="3" draw:name="Forma1" draw:style-name="gr4" draw:text-style-name="P70" svg:width="19.404cm" svg:height="0.999cm" svg:x="-0.026cm" svg:y="0.111cm"><draw:text-box><text:p text:style-name="P69"><text:span text:style-name="T68">”</text:span><text:span text:style-name="T68">Fabio”</text:span></text:p></draw:text-box></draw:frame><text:bookmark-end text:name="__DdeLink__290_3878423688"/></text:p>
      <text:p text:style-name="P61"><text:bookmark-start text:name="__DdeLink__447_3878423688"/><text:span text:style-name="T52">buscarNivel</text:span></text:p>
      <text:p text:style-name="P5"/>
      <text:p text:style-name="P41"><text:bookmark-start text:name="__DdeLink__16_387842368811"/><text:bookmark-start text:name="__DdeLink__327_3878423688"/><text:bookmark-start text:name="__DdeLink__175_38784236881"/><text:bookmark-start text:name="__DdeLink__7_387842368811"/><text:bookmark-start text:name="__DdeLink__115_38784236881"/><text:bookmark-start text:name="__DdeLink__37_387842368811"/><text:bookmark-start text:name="__DdeLink__10_387842368811"/><text:span text:style-name="T12">string</text:span><text:bookmark-end text:name="__DdeLink__16_387842368811"/><text:bookmark-end text:name="__DdeLink__327_3878423688"/><text:bookmark-end text:name="__DdeLink__175_38784236881"/><text:bookmark-end text:name="__DdeLink__7_387842368811"/><text:bookmark-end text:name="__DdeLink__115_38784236881"/><text:bookmark-end text:name="__DdeLink__37_387842368811"/><text:bookmark-end text:name="__DdeLink__10_387842368811"/> <text:bookmark-start text:name="__DdeLink__213_38784236881"/><text:bookmark-start text:name="__DdeLink__54_387842368811"/><text:bookmark-start text:name="__DdeLink__56_387842368811"/><text:bookmark-start text:name="__DdeLink__42_387842368811"/><text:span text:style-name="T17">buscar</text:span><text:bookmark-end text:name="__DdeLink__54_387842368811"/><text:bookmark-end text:name="__DdeLink__56_387842368811"/><text:span text:style-name="T18">Nivel</text:span>(<text:bookmark-start text:name="__DdeLink__122_38784236881"/><text:bookmark-start text:name="__DdeLink__13_387842368812"/><text:span text:style-name="T11">PDO</text:span><text:bookmark-end text:name="__DdeLink__13_387842368812"/><text:span text:style-name="T1"> </text:span><text:span text:style-name="T42">$CONEXAO</text:span><text:bookmark-end text:name="__DdeLink__122_38784236881"/><text:span text:style-name="T38">,</text:span><text:span text:style-name="T8"> </text:span><text:bookmark-start text:name="__DdeLink__131_38784236881"/><text:bookmark-start text:name="__DdeLink__331_3878423688"/><text:span text:style-name="T8">string</text:span><text:bookmark-end text:name="__DdeLink__331_3878423688"/><text:span text:style-name="T8"> </text:span><text:span text:style-name="T42">$TABELA</text:span><text:bookmark-end text:name="__DdeLink__131_38784236881"/><text:span text:style-name="T42">_</text:span><text:span text:style-name="T44">USUARIOS</text:span>)<text:bookmark-end text:name="__DdeLink__213_38784236881"/><text:bookmark-end text:name="__DdeLink__42_387842368811"/></text:p>
      <text:p text:style-name="P41"/>
      <text:p text:style-name="P20">Descrição</text:p>
      <text:p text:style-name="P16"><text:bookmark-start text:name="__DdeLink__166_38784236881"/><text:bookmark-start text:name="__DdeLink__164_38784236881"/><text:bookmark-start text:name="__DdeLink__161_38784236881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166_38784236881"/><text:bookmark-end text:name="__DdeLink__164_38784236881"/><text:bookmark-end text:name="__DdeLink__161_38784236881"/></text:p>
      <text:p text:style-name="P58">Retorna <text:span text:style-name="T55">uma </text:span><text:span text:style-name="T5">string</text:span><text:span text:style-name="T55"> contendo o </text:span><text:span text:style-name="T41">nível</text:span> de acesso do <text:span text:style-name="T21">usuário atual</text:span> ou a <text:span text:style-name="T4">string</text:span> <text:span text:style-name="T21">"Error"</text:span> <text:span text:style-name="T55">caso não consiga recuperar essa informação</text:span></text:p>
      <text:p text:style-name="P47"/>
      <text:p text:style-name="P47"/>
      <text:p text:style-name="P30">Parâmetros</text:p>
      <text:p text:style-name="P16"><text:bookmark-start text:name="__DdeLink__155_38784236881"/><text:bookmark-start text:name="__DdeLink__158_38784236881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155_38784236881"/><text:bookmark-end text:name="__DdeLink__158_38784236881"/></text:p>
      <text:p text:style-name="P30"><text:bookmark-start text:name="__DdeLink__13_3878423688111"/><text:bookmark-start text:name="__DdeLink__128_38784236881"/><text:bookmark-start text:name="__DdeLink__125_38784236881"/><text:span text:style-name="T11">PDO</text:span><text:bookmark-end text:name="__DdeLink__13_3878423688111"/><text:bookmark-end text:name="__DdeLink__128_38784236881"/><text:bookmark-end text:name="__DdeLink__125_38784236881"/><text:span text:style-name="T1"> </text:span><text:span text:style-name="T42">$CONEXAO</text:span></text:p>
      <text:p text:style-name="P30"><text:span text:style-name="T31"><text:tab/>O</text:span><text:span text:style-name="T29">bjeto </text:span><text:span text:style-name="T11">PDO</text:span><text:span text:style-name="T29"> contendo a conexão com o banco de dados</text:span></text:p>
      <text:p text:style-name="P30"><text:span text:style-name="T29"/></text:p>
      <text:p text:style-name="P35"><text:span text:style-name="T8">string </text:span><text:span text:style-name="T42">$TABELA_</text:span><text:span text:style-name="T45">USUARIOS</text:span></text:p>
      <text:p text:style-name="P35"><text:span text:style-name="T31"><text:tab/>N</text:span><text:span text:style-name="T30">ome da tabela, </text:span><text:span text:style-name="T33">que armazena as informações dos usuários,</text:span><text:span text:style-name="T30"> a ser </text:span><text:bookmark-start text:name="__DdeLink__133_38784236881"/><text:bookmark-start text:name="__DdeLink__136_38784236881"/><text:span text:style-name="T30">consultada</text:span><text:bookmark-end text:name="__DdeLink__133_38784236881"/><text:bookmark-end text:name="__DdeLink__136_38784236881"/></text:p>
      <text:p text:style-name="P39"><text:span text:style-name="T34"/></text:p>
      <text:p text:style-name="P30"><text:span text:style-name="T20"/></text:p>
      <text:p text:style-name="P30"><text:bookmark-start text:name="__DdeLink__34_387842368811"/><text:bookmark-start text:name="__DdeLink__169_38784236881"/>Valor Retornado<text:bookmark-end text:name="__DdeLink__34_387842368811"/><text:bookmark-end text:name="__DdeLink__169_38784236881"/></text:p>
      <text:p text:style-name="P16"><text:bookmark-start text:name="__DdeLink__216_38784236881"/><text:bookmark-start text:name="__DdeLink__219_38784236881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216_38784236881"/><text:bookmark-end text:name="__DdeLink__219_38784236881"/></text:p>
      <text:p text:style-name="P50"><text:span text:style-name="T56">Os retornos possíveis para a função são:</text:span></text:p>
      <text:p text:style-name="P53"><text:span text:style-name="T3">string </text:span><text:span text:style-name="T22">”</text:span><text:span text:style-name="T23">Error</text:span><text:span text:style-name="T22">”</text:span></text:p>
      <text:p text:style-name="P53"><text:bookmark-start text:name="__DdeLink__22_38784236882"/><text:bookmark-start text:name="__DdeLink__344_3878423688"/><text:bookmark-start text:name="__DdeLink__342_3878423688"/><text:span text:style-name="T3">string</text:span> <text:span text:style-name="T22">”</text:span><text:span text:style-name="T21">Usuario</text:span><text:span text:style-name="T22">”</text:span><text:bookmark-end text:name="__DdeLink__22_38784236882"/><text:bookmark-end text:name="__DdeLink__344_3878423688"/><text:bookmark-end text:name="__DdeLink__342_3878423688"/></text:p>
      <text:p text:style-name="P53"><text:span text:style-name="T3">string</text:span><text:span text:style-name="T22"> ”</text:span><text:span text:style-name="T21">Cliente</text:span><text:span text:style-name="T22">”</text:span></text:p>
      <text:p text:style-name="P53"><text:span text:style-name="T3">string</text:span><text:span text:style-name="T22"> </text:span><text:bookmark-start text:name="__DdeLink__59_38784236882"/><text:span text:style-name="T22">”</text:span><text:span text:style-name="T21">Financeiro</text:span><text:span text:style-name="T22">”</text:span><text:bookmark-end text:name="__DdeLink__59_38784236882"/></text:p>
      <text:p text:style-name="P53"><text:span text:style-name="T3">string</text:span><text:span text:style-name="T22"> ”</text:span><text:span text:style-name="T21">TI</text:span><text:span text:style-name="T22">”</text:span></text:p>
      <text:p text:style-name="P53"><text:span text:style-name="T3">string</text:span><text:span text:style-name="T22"> ”</text:span><text:span text:style-name="T21">Admin</text:span><text:span text:style-name="T22">”</text:span></text:p>
      <text:p text:style-name="P55"/>
      <text:p text:style-name="P55"/>
      <text:p text:style-name="P30"><text:span text:style-name="T39">Exemplo</text:span></text:p>
      <text:p text:style-name="P16">………………………………………………………………………………………………………………………………………………………………………………………………………………………………………..</text:p>
      <text:p text:style-name="P28"><draw:frame text:anchor-type="paragraph" draw:z-index="5" draw:name="Forma1" draw:style-name="gr6" draw:text-style-name="P68" svg:width="19.308cm" svg:height="3.195cm" svg:x="0.064cm" svg:y="0.189cm"><draw:text-box><text:p text:style-name="P63"><text:span text:style-name="T63">&lt;?php</text:span></text:p><text:p text:style-name="P64"><text:span text:style-name="T63"/></text:p><text:p text:style-name="P65"><text:span text:style-name="T64">echo</text:span><text:span text:style-name="T65"> </text:span><text:span text:style-name="T66">buscarNivel</text:span><text:span text:style-name="T67">(</text:span><text:span text:style-name="T71">$CONEXAO</text:span><text:span text:style-name="T67">,</text:span><text:span text:style-name="T66"> </text:span><text:span text:style-name="T74">“usuarios”</text:span><text:span text:style-name="T67">);</text:span></text:p><text:p text:style-name="P66"><text:span text:style-name="T67"/></text:p><text:p text:style-name="P67"><text:span text:style-name="T63">?&gt;</text:span></text:p></draw:text-box></draw:frame><text:span text:style-name="T39"/></text:p>
      <text:p text:style-name="P9">Retorno:</text:p>
      <text:p text:style-name="P13"><draw:frame text:anchor-type="paragraph" draw:z-index="4" draw:name="Forma1" draw:style-name="gr5" draw:text-style-name="P70" svg:width="19.328cm" svg:height="0.999cm" svg:x="0.034cm" svg:y="0.111cm"><draw:text-box><text:p text:style-name="P69"><text:span text:style-name="T68">”</text:span><text:span text:style-name="T68">Error”</text:span></text:p></draw:text-box></draw:frame><text:bookmark-end text:name="__DdeLink__447_3878423688"/></text:p>
      <text:p text:style-name="P62"><text:span text:style-name="T52">conectar</text:span></text:p>
      <text:p text:style-name="P6"/>
      <text:p text:style-name="P42"><text:bookmark-start text:name="__DdeLink__16_3878423688111"/><text:bookmark-start text:name="__DdeLink__327_38784236881"/><text:bookmark-start text:name="__DdeLink__175_387842368811"/><text:bookmark-start text:name="__DdeLink__7_3878423688111"/><text:bookmark-start text:name="__DdeLink__115_387842368811"/><text:bookmark-start text:name="__DdeLink__37_3878423688111"/><text:bookmark-start text:name="__DdeLink__10_3878423688111"/><text:bookmark-start text:name="__DdeLink__655_3878423688"/><text:span text:style-name="T14">PDO</text:span><text:bookmark-end text:name="__DdeLink__16_3878423688111"/><text:bookmark-end text:name="__DdeLink__327_38784236881"/><text:bookmark-end text:name="__DdeLink__175_387842368811"/><text:bookmark-end text:name="__DdeLink__7_3878423688111"/><text:bookmark-end text:name="__DdeLink__115_387842368811"/><text:bookmark-end text:name="__DdeLink__37_3878423688111"/><text:bookmark-end text:name="__DdeLink__10_3878423688111"/><text:bookmark-end text:name="__DdeLink__655_3878423688"/> <text:bookmark-start text:name="__DdeLink__213_387842368811"/><text:bookmark-start text:name="__DdeLink__54_3878423688111"/><text:bookmark-start text:name="__DdeLink__56_3878423688111"/><text:bookmark-start text:name="__DdeLink__42_3878423688111"/><text:bookmark-end text:name="__DdeLink__54_3878423688111"/><text:bookmark-end text:name="__DdeLink__56_3878423688111"/><text:span text:style-name="T19">conectar</text:span>(<text:bookmark-start text:name="__DdeLink__725_3878423688"/><text:bookmark-start text:name="__DdeLink__709_3878423688"/><text:bookmark-start text:name="__DdeLink__122_387842368811"/><text:bookmark-start text:name="__DdeLink__13_3878423688121"/><text:span text:style-name="T13">string</text:span><text:bookmark-end text:name="__DdeLink__13_3878423688121"/><text:span text:style-name="T1"> </text:span><text:span text:style-name="T42">$</text:span><text:bookmark-end text:name="__DdeLink__122_387842368811"/><text:span text:style-name="T46">SERVIDOR</text:span><text:bookmark-start text:name="__DdeLink__631_3878423688"/><text:bookmark-start text:name="__DdeLink__627_3878423688"/><text:bookmark-start text:name="__DdeLink__623_3878423688"/><text:span text:style-name="T38">,</text:span><text:span text:style-name="T8"> </text:span><text:bookmark-start text:name="__DdeLink__131_387842368811"/><text:bookmark-start text:name="__DdeLink__331_38784236881"/><text:span text:style-name="T8">string</text:span><text:bookmark-end text:name="__DdeLink__331_38784236881"/><text:span text:style-name="T8"> </text:span><text:span text:style-name="T42">$</text:span><text:bookmark-end text:name="__DdeLink__131_387842368811"/><text:span text:style-name="T46">BANCO_DE_DADOS</text:span><text:bookmark-end text:name="__DdeLink__631_3878423688"/><text:bookmark-end text:name="__DdeLink__627_3878423688"/><text:bookmark-end text:name="__DdeLink__623_3878423688"/><text:span text:style-name="T38">,</text:span><text:span text:style-name="T8"> </text:span><text:bookmark-start text:name="__DdeLink__331_387842368811"/><text:bookmark-start text:name="__DdeLink__131_3878423688111"/><text:span text:style-name="T8">string</text:span><text:bookmark-end text:name="__DdeLink__331_387842368811"/><text:span text:style-name="T8"> </text:span><text:span text:style-name="T42">$</text:span><text:bookmark-end text:name="__DdeLink__131_3878423688111"/><text:span text:style-name="T47">USUARIO</text:span><text:span text:style-name="T38">,</text:span><text:span text:style-name="T8"> </text:span><text:bookmark-start text:name="__DdeLink__331_387842368812"/><text:bookmark-start text:name="__DdeLink__131_3878423688112"/><text:bookmark-start text:name="__DdeLink__642_3878423688"/><text:span text:style-name="T8">string</text:span><text:bookmark-end text:name="__DdeLink__331_387842368812"/><text:span text:style-name="T8"> </text:span><text:span text:style-name="T42">$</text:span><text:bookmark-end text:name="__DdeLink__131_3878423688112"/><text:span text:style-name="T47">SENHA</text:span><text:bookmark-end text:name="__DdeLink__642_3878423688"/><text:span text:style-name="T40">,</text:span><text:span text:style-name="T47"> </text:span><text:bookmark-start text:name="__DdeLink__331_3878423688121"/><text:bookmark-start text:name="__DdeLink__131_38784236881121"/><text:span text:style-name="T8">string</text:span><text:bookmark-end text:name="__DdeLink__331_3878423688121"/><text:span text:style-name="T8"> </text:span><text:span text:style-name="T42">$</text:span><text:bookmark-end text:name="__DdeLink__131_38784236881121"/><text:span text:style-name="T48">TABELA_LOG</text:span><text:bookmark-end text:name="__DdeLink__725_3878423688"/><text:bookmark-end text:name="__DdeLink__709_3878423688"/>)<text:bookmark-end text:name="__DdeLink__213_387842368811"/><text:bookmark-end text:name="__DdeLink__42_3878423688111"/></text:p>
      <text:p text:style-name="P43"/>
      <text:p text:style-name="P21">Descrição</text:p>
      <text:p text:style-name="P16"><text:bookmark-start text:name="__DdeLink__166_387842368811"/><text:bookmark-start text:name="__DdeLink__164_387842368811"/><text:bookmark-start text:name="__DdeLink__161_387842368811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166_387842368811"/><text:bookmark-end text:name="__DdeLink__164_387842368811"/><text:bookmark-end text:name="__DdeLink__161_387842368811"/></text:p>
      <text:p text:style-name="P59"><text:span text:style-name="T57">Estabelece uma conexão com o banco de dados e retorna um </text:span><text:bookmark-start text:name="__DdeLink__687_3878423688"/><text:span text:style-name="T57">objeto </text:span><text:span text:style-name="T6">PDO</text:span><text:bookmark-end text:name="__DdeLink__687_3878423688"/><text:span text:style-name="T57"> contendo uma referência a conexão</text:span></text:p>
      <text:p text:style-name="P48"/>
      <text:p text:style-name="P48"/>
      <text:p text:style-name="P31">Parâmetros</text:p>
      <text:p text:style-name="P16"><text:bookmark-start text:name="__DdeLink__155_387842368811"/><text:bookmark-start text:name="__DdeLink__158_387842368811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155_387842368811"/><text:bookmark-end text:name="__DdeLink__158_387842368811"/></text:p>
      <text:p text:style-name="P31"><text:bookmark-start text:name="__DdeLink__13_38784236881111"/><text:bookmark-start text:name="__DdeLink__669_3878423688"/><text:bookmark-start text:name="__DdeLink__664_3878423688"/><text:bookmark-start text:name="__DdeLink__128_387842368811"/><text:bookmark-start text:name="__DdeLink__125_387842368811"/><text:bookmark-end text:name="__DdeLink__13_38784236881111"/><text:bookmark-end text:name="__DdeLink__128_387842368811"/><text:bookmark-end text:name="__DdeLink__125_387842368811"/><text:span text:style-name="T15">string</text:span><text:span text:style-name="T1"> </text:span><text:span text:style-name="T42">$</text:span><text:span text:style-name="T49">SERVIDOR</text:span></text:p>
      <text:p text:style-name="P31"><text:span text:style-name="T31"><text:tab/></text:span><text:span text:style-name="T35">Nome do servidor</text:span><text:bookmark-end text:name="__DdeLink__669_3878423688"/><text:bookmark-end text:name="__DdeLink__664_3878423688"/></text:p>
      <text:p text:style-name="P31"><text:span text:style-name="T35"/></text:p>
      <text:p text:style-name="P32"><text:bookmark-start text:name="__DdeLink__676_3878423688"/><text:span text:style-name="T15">string</text:span><text:span text:style-name="T1"> </text:span><text:span text:style-name="T42">$</text:span><text:span text:style-name="T49">BANCO_DE_DADOS</text:span></text:p>
      <text:p text:style-name="P32"><text:span text:style-name="T31"><text:tab/></text:span><text:span text:style-name="T35">Nome do banco de dados onde está armazenadas as tabelas a ser usadas</text:span><text:bookmark-end text:name="__DdeLink__676_3878423688"/></text:p>
      <text:p text:style-name="P32"><text:span text:style-name="T35"/></text:p>
      <text:p text:style-name="P32"><text:bookmark-start text:name="__DdeLink__680_3878423688"/><text:span text:style-name="T15">string</text:span><text:span text:style-name="T1"> </text:span><text:span text:style-name="T42">$</text:span><text:span text:style-name="T49">USUARIO</text:span></text:p>
      <text:p text:style-name="P32"><text:span text:style-name="T31"><text:tab/></text:span><text:span text:style-name="T35">Nome d</text:span><text:bookmark-end text:name="__DdeLink__680_3878423688"/><text:span text:style-name="T35">e usuário usado para se conectar com o servidor</text:span></text:p>
      <text:p text:style-name="P32"><text:span text:style-name="T35"/></text:p>
      <text:p text:style-name="P32"><text:span text:style-name="T15">string</text:span><text:span text:style-name="T1"> </text:span><text:span text:style-name="T42">$</text:span><text:span text:style-name="T49">SENHA</text:span></text:p>
      <text:p text:style-name="P32"><text:span text:style-name="T31"><text:tab/></text:span><text:span text:style-name="T35">Senha usada para se conectar com o servidor</text:span></text:p>
      <text:p text:style-name="P31"><text:span text:style-name="T29"/></text:p>
      <text:p text:style-name="P36"><text:span text:style-name="T8">string </text:span><text:span text:style-name="T42">$TABELA_</text:span><text:span text:style-name="T50">LOG</text:span></text:p>
      <text:p text:style-name="P36"><text:span text:style-name="T31"><text:tab/>N</text:span><text:span text:style-name="T30">ome da tabela </text:span><text:span text:style-name="T33">que armazena </text:span><text:span text:style-name="T36">o </text:span><text:span text:style-name="T25">LOG</text:span><text:span text:style-name="T36"> do sistema</text:span></text:p>
      <text:p text:style-name="P40"><text:span text:style-name="T34"/></text:p>
      <text:p text:style-name="P31"><text:span text:style-name="T20"/></text:p>
      <text:p text:style-name="P31"><text:bookmark-start text:name="__DdeLink__34_3878423688111"/><text:bookmark-start text:name="__DdeLink__169_387842368811"/>Valor Retornado<text:bookmark-end text:name="__DdeLink__34_3878423688111"/><text:bookmark-end text:name="__DdeLink__169_387842368811"/></text:p>
      <text:p text:style-name="P16"><text:bookmark-start text:name="__DdeLink__216_387842368811"/><text:bookmark-start text:name="__DdeLink__219_387842368811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216_387842368811"/><text:bookmark-end text:name="__DdeLink__219_387842368811"/></text:p>
      <text:p text:style-name="P51"><text:span text:style-name="T58">Retorna um </text:span><text:span text:style-name="T59">objeto </text:span><text:span text:style-name="T16">PDO</text:span><text:span text:style-name="T58"> caso a conexão seja </text:span><text:bookmark-start text:name="__DdeLink__693_3878423688"/><text:span text:style-name="T58">bem </text:span><text:bookmark-start text:name="__DdeLink__690_3878423688"/><text:span text:style-name="T58">sucedida</text:span><text:bookmark-end text:name="__DdeLink__693_3878423688"/><text:bookmark-end text:name="__DdeLink__690_3878423688"/><text:span text:style-name="T58">, grava no </text:span><text:span text:style-name="T24">LOG</text:span><text:span text:style-name="T58"> e retorna </text:span><text:span text:style-name="T51">NULL</text:span><text:span text:style-name="T58"> caso ocorra algum erro na conexão</text:span></text:p>
      <text:p text:style-name="P56"/>
      <text:p text:style-name="P56"/>
      <text:p text:style-name="P31"><text:span text:style-name="T39">Exemplo</text:span></text:p>
      <text:p text:style-name="P16"><text:bookmark-start text:name="__DdeLink__729_3878423688"/>………………………………………………………………………………………………………………………………………………………………………………………………………………………………………..<text:bookmark-end text:name="__DdeLink__729_3878423688"/></text:p>
      <text:p text:style-name="P29"><draw:frame text:anchor-type="paragraph" draw:z-index="7" draw:name="Forma1" draw:style-name="gr8" draw:text-style-name="P68" svg:width="19.308cm" svg:height="3.668cm" svg:x="0.064cm" svg:y="0.182cm"><draw:text-box><text:p text:style-name="P63"><text:span text:style-name="T63">&lt;?php</text:span></text:p><text:p text:style-name="P64"><text:span text:style-name="T63"/></text:p><text:p text:style-name="P74"><text:span text:style-name="T71">$CONEXAO </text:span><text:span text:style-name="T76">=</text:span><text:span text:style-name="T71"> </text:span><text:span text:style-name="T66">conectar</text:span><text:span text:style-name="T67">(</text:span><text:span text:style-name="T74">“localhost”</text:span><text:span text:style-name="T77">,</text:span><text:span text:style-name="T78"> </text:span><text:span text:style-name="T74">“db”</text:span><text:span text:style-name="T77">,</text:span><text:span text:style-name="T78"> </text:span><text:span text:style-name="T74">“root”</text:span><text:span text:style-name="T77">,</text:span><text:span text:style-name="T79"> </text:span><text:span text:style-name="T74">“”</text:span><text:span text:style-name="T77">,</text:span><text:span text:style-name="T78"> </text:span><text:span text:style-name="T74">“log”</text:span><text:span text:style-name="T67">);</text:span></text:p><text:p text:style-name="P65"><text:span text:style-name="T64">echo</text:span><text:span text:style-name="T65"> </text:span><text:span text:style-name="T66">buscarNivel</text:span><text:span text:style-name="T67">(</text:span><text:span text:style-name="T71">$CONEXAO</text:span><text:span text:style-name="T67">,</text:span><text:span text:style-name="T66"> </text:span><text:span text:style-name="T74">“usuarios”</text:span><text:span text:style-name="T67">);</text:span></text:p><text:p text:style-name="P66"><text:span text:style-name="T67"/></text:p><text:p text:style-name="P67"><text:span text:style-name="T63">?&gt;</text:span></text:p></draw:text-box></draw:frame><text:span text:style-name="T39"/></text:p>
      <text:p text:style-name="P10">Retorno:</text:p>
      <text:p text:style-name="P14"><draw:frame text:anchor-type="paragraph" draw:z-index="6" draw:name="Forma1" draw:style-name="gr7" draw:text-style-name="P73" svg:width="19.328cm" svg:height="0.999cm" svg:x="0.037cm" svg:y="0.365cm"><draw:text-box><text:p text:style-name="P72"><text:span text:style-name="T68">”</text:span><text:span text:style-name="T68">Admin”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e" svg:font-family="Console"/>
    <style:font-face style:name="Lohit Devanagari1" svg:font-family="'Lohit Devanagari'"/>
    <style:font-face style:name="F" svg:font-family="" style:font-family-generic="roman"/>
    <style:font-face style:name="Console2" svg:font-family="Console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onsole3" svg:font-family="Console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Console1" svg:font-family="Console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2:05:51.636909972</meta:creation-date>
    <dc:date>2019-10-14T23:16:16.197062455</dc:date>
    <meta:editing-duration>PT5H41M24S</meta:editing-duration>
    <meta:editing-cycles>57</meta:editing-cycles>
    <meta:generator>LibreOffice/6.2.7.1$Linux_X86_64 LibreOffice_project/20$Build-1</meta:generator>
    <meta:document-statistic meta:table-count="0" meta:image-count="0" meta:object-count="0" meta:page-count="4" meta:paragraph-count="87" meta:word-count="351" meta:character-count="3578" meta:non-whitespace-character-count="3302"/>
  </office:meta>
</office:document-meta>
</file>